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FCFS</text:p>
          </table:table-cell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164.34" calcext:value-type="float">
            <text:p>164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15.35" calcext:value-type="float">
            <text:p>15.35</text:p>
          </table:table-cell>
          <table:table-cell/>
          <table:table-cell office:value-type="string" calcext:value-type="string">
            <text:p>SJF_NW</text:p>
          </table:table-cell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130.02" calcext:value-type="float">
            <text:p>130.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string" calcext:value-type="string">
            <text:p>SJF_W</text:p>
          </table:table-cell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139.64" calcext:value-type="float">
            <text:p>139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6:42:53.159518459</meta:creation-date>
    <dc:date>2024-06-20T16:48:51.462725630</dc:date>
    <meta:editing-duration>PT5M58S</meta:editing-duration>
    <meta:editing-cycles>1</meta:editing-cycles>
    <meta:document-statistic meta:table-count="1" meta:cell-count="24" meta:object-count="0"/>
    <meta:generator>LibreOffice/24.2.4.2$Linux_X86_64 LibreOffice_project/420$Build-2</meta:generator>
  </office:meta>
</office:document-meta>
</file>